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7"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8"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9"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style:font-name="Georgia" fo:letter-spacing="normal" fo:font-style="normal" fo:font-weight="normal"/>
    </style:style>
    <style:style style:name="T3" style:family="text">
      <style:text-properties fo:font-variant="normal" fo:text-transform="none" style:font-name="Georgia"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4"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5" style:family="text">
      <style:text-properties fo:font-variant="normal" fo:text-transform="none" style:font-name="Georgia" fo:letter-spacing="normal" fo:language="none" fo:country="none" fo:font-style="normal" style:text-underline-style="solid" style:text-underline-width="auto" style:text-underline-color="font-color" fo:font-weight="normal" style:font-name-asian="Georgia" style:language-asian="none" style:country-asian="none" style:font-name-complex="Georgia" style:language-complex="none" style:country-complex="none"/>
    </style:style>
    <style:style style:name="T6" style:family="text">
      <style:text-properties fo:font-variant="normal" fo:text-transform="none" fo:color="#000000" fo:letter-spacing="normal"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style:font-name="Georgia"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9" style:family="text">
      <style:text-properties fo:font-variant="normal" fo:text-transform="none" style:text-position="super 58%"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10" style:family="text">
      <style:text-properties fo:font-variant="normal" fo:text-transform="none" fo:letter-spacing="normal" fo:language="none" fo:country="none" fo:font-style="normal" fo:font-weight="normal" style:font-name-asian="Georgia" style:language-asian="none" style:country-asian="none" style:font-name-complex="Georgia" style:language-complex="none" style:country-complex="none"/>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style:font-name="Georgia" fo:font-size="10.5pt" fo:font-weight="bold" style:font-size-asian="10.5pt" style:font-weight-asian="bold" style:font-size-complex="10.5pt" style:font-weight-complex="bold"/>
    </style:style>
    <style:style style:name="T13" style:family="text">
      <style:text-properties style:font-name="Georgia" fo:font-size="10.5pt" style:font-size-asian="10.5pt" style:font-size-complex="10.5pt"/>
    </style:style>
    <style:style style:name="T14" style:family="text">
      <style:text-properties style:font-name="Georgia" fo:language="none" fo:country="none" style:font-name-asian="Georgia" style:language-asian="none" style:country-asian="none" style:font-name-complex="Georgia" style:language-complex="none" style:country-complex="none"/>
    </style:style>
    <style:style style:name="T1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6" style:family="text">
      <style:text-properties style:font-name="Georgia" fo:language="en" fo:country="US" style:font-name-asian="Georgia" style:language-asian="none" style:country-asian="none" style:font-name-complex="Georgia" style:language-complex="none" style:country-complex="none"/>
    </style:style>
    <style:style style:name="T17" style:family="text">
      <style:text-properties fo:language="none" fo:country="none" style:font-name-asian="Georgia" style:language-asian="none" style:country-asian="none" style:font-name-complex="Georgia" style:language-complex="none" style:country-complex="none"/>
    </style:style>
    <style:style style:name="T18" style:family="text">
      <style:text-properties fo:language="none" fo:country="none"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ust a Little Peek</text:span> </text:p>
      <text:p text:style-name="P2"><text:span text:style-name="T1">Read:</text:span> I Samuel 6:19-20</text:p>
      <text:p text:style-name="P5"><text:span text:style-name="T12">Text:</text:span><text:span text:style-name="T13"> I </text:span><text:span text:style-name="T11">Samuel 6:20 “...Who is able to stand before this holy LORD God?”</text:span></text:p>
      <text:p text:style-name="P5"><text:span text:style-name="T11"/></text:p>
      <text:p text:style-name="P6"><text:span text:style-name="T6">Introduction:</text:span><text:span text:style-name="T7"> The Ark of the Covenant was a rectangular shaped box. 45 inches long x 27 inches high and 27 inches wide. <text:s/>On top of this box was a lid with two cherubim arched over it, facing down. <text:s/>The Ark was made of Acacia wood overlaid with gold. <text:s/>The cherubim (above the lid) were fashioned out of solid gold. The area over the lid and under the cherubim is where the presence of the Lord dwelt. <text:s/>The contents of the box included Aaron's rod, the golden pot of Manna, and the decalog (ten Commandments). <text:s/>The center of the lid, under the cherubim, is where the High priest would sprinkle the blood of the lamb during the annual sac-rifice for the sins of the people.</text:span></text:p>
      <text:p text:style-name="P1"><text:s text:c="2"/>What's the big deal about removing the lid and looking inside? <text:s/>Why did 50,070 people die for something as simple as that?</text:p>
      <text:p text:style-name="P7"><text:span text:style-name="T2"><text:s text:c="2"/>When they set aside the lid it was a picture of setting aside the presence of God. <text:s/>When you set aside the presence of God then the things that you find (even in the house of God) are useless, powerless, and can become dangerous to the people of God.</text:span></text:p>
      <text:p text:style-name="P8"><text:span text:style-name="T15">Provision w/o responsibility:</text:span><text:span text:style-name="T14"> Pot of manna = Feasting w/o working. I know that you might think I'm way off here. <text:s/>The COI didn't have to work for the manna (you might say) but that is not really true. <text:s/>They had to get up and gather it before the dew melted. <text:s/>Although it was eatable as is, the scriptures indicate that they ground it up and used it in various ways. <text:s/>In Isaiah we read: “...</text:span><text:span text:style-name="T3">mine elect shall long enjoy the work of their hands.” (65:22) <text:s/>Paul writes “...</text:span><text:span text:style-name="T3">if any would not work, neither should he eat.” and “...we command and exhort by our Lord Jesus Christ, that with quietness they work, and eat their own bread.”</text:span></text:p>
      <text:p text:style-name="P8"><text:span text:style-name="T3"><text:s text:c="3"/>Working and eating are linked in the scripture for a reason. <text:s/>When you see the provision of God without the presence of God then you have a socialist God who is just a sweet old Santa Clause who has dropped the requirement that you be good in order to benefit from his generosity. <text:s/>That is a distorted picture of the God of scripture. <text:s/>If you are serving that god then you are serving a false god and it means the loss of your soul.</text:span></text:p>
      <text:p text:style-name="P8"><text:span text:style-name="T3"><text:s text:c="2"/>Far more than 50,070 souls are in hell today because they are serving a false god.</text:span></text:p>
      <text:p text:style-name="P8"><text:span text:style-name="T15">Law w/o relationship:</text:span><text:span text:style-name="T14"> 10 commandments = Obedience w/o relation-ship. <text:s/></text:span><text:span text:style-name="T4">The commands of God (and there are far more than just the 10) are not there so that you and I can </text:span><text:span text:style-name="T5">look</text:span><text:span text:style-name="T4"> holy. <text:s/>They exist so that we can </text:span><text:span text:style-name="T5">be</text:span><text:span text:style-name="T4"> holy. <text:s/>When you remove the lid of the Ark then you view the law of God w/o the presence of God. <text:s/>You end up with the rules of the game but no umpire. <text:s/>They walk around with the book in their hands with the written rules that one has to obey but they are plagued by fears and doubts on the inside. “Am I doing this right?” Am I missing anything?” These people will go from church to church never sure if they are okay or not. <text:s/>They will leave a Trinity church and go to a Jesus Only church because the rules are more stringent. <text:s/>They may leave a Sunday church and go to a 7</text:span><text:span text:style-name="T9">th</text:span><text:span text:style-name="T4"> Day church because they have more rules. <text:s/>Many of these people end up in a cult for the same reason. <text:s/>They will be all upset about a politician who does not keep their word but are less than honest about why they missed church last Sunday. <text:s/>They may feel superior because they commit less outward sins than others but when it comes to sins of the heart they have no match. <text:s/>They are like the priests in the New Testament who were upset that the disciples didn't wash their hands before eating but had no qualms about conspiring, lying about, and murdering Jesus as long as they could convince the Romans to carry out the murder part. When you remove the presence of God and practice the law of God then you are practicing salvation by works and far more than 50,070 souls are in hell today because they are trusting in their own works to save them. </text:span></text:p>
      <text:p text:style-name="P8"><text:span text:style-name="T15">Power w/o restraint:</text:span><text:span text:style-name="T14"> Aaron's Rod = Miracles for show. <text:s/>God never does anything just to show off. <text:s/>He provided miracle after miracle in both the Old and New Testaments but He did not do everything in a miracu-lous way. <text:s/>Yes, He sent 10 plagues but He also provided a number of days without plagues to give the </text:span><text:span text:style-name="T16">Egyptians</text:span><text:span text:style-name="T14"> time to repent and make a </text:span><text:span text:style-name="T16">choice.</text:span><text:span text:style-name="T14"> <text:s/>Yes, He rolled back the sea and the Jordan but He also made the COI to walk through many days of tedious travel between the times of these events. <text:s/>He could have transported them across these waters w/o them having to exhibit any faith or labor at all. <text:s/></text:span></text:p>
      <text:p text:style-name="P9"><text:span text:style-name="T10"><text:s text:c="2"/>Jesus healed many sick folk but He also passed by many who were sick and those who had infirmities. <text:s/>Have you ever wondered why Jesus didn't just heal everybody in town, or in the nation of Israel? (Catholic Priests and “general absolution”). <text:s/>Everything that Jesus did had a purpose. <text:s/>In John 9 we read about the disciples asking Jesus why a man had been born blind. <text:s/>“Did he sin or his parents?” <text:s/>Jesus answered: “</text:span><text:span text:style-name="T17">Neither hath this man sinned, nor his parents: but that the works of God should be made manifest in him.” </text:span><text:span text:style-name="T10">He was doing His Father's business and never misused the power of God. <text:s/>God always answers prayer but He does not always answer our prayers in the way that we demand. <text:s/>As the perfect Father; He sometimes answers our requests with a firm “NO.”</text:span></text:p>
      <text:p text:style-name="P1"><text:span text:style-name="T1">Conclude:</text:span> Talk about the works of God without the presence of God.</text:p>
      <text:p text:style-name="P1"><text:span text:style-name="T18">Matthew 7:22-23 “Many will say to me in that day, Lord, Lord, have we not prophesied in thy name? and in thy name have cast out devils? and in thy name done many wonderful works? And then will I profess unto them, I never knew you: depart from me, ye that work iniquity.”</text:span></text:p>
      <text:p text:style-name="P1"><text:span text:style-name="T18"><text:s text:c="2"/>I'm convinced that there are many who are sincerely thinking that they are doing what God requires but sadly lacking a relationship with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4</meta:editing-cycles>
    <meta:creation-date>2014-03-28T17:34:00</meta:creation-date>
    <dc:date>2022-11-26T19:05:37.97</dc:date>
    <meta:editing-duration>P2DT10H39M52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1088" meta:character-count="57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